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Grammar.DTDGrammar( String targe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hildrenEn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hildrenSeparator( short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mixed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Conditional(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hildren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internalEntityDecl( String name ,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hildrenSta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DT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etDTDContentModelHandler( XMLDTDContentModelHandler dtdContentMode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attributeDecl( String elementName , String attributeName , String type , String [ ] enumeration , String defaultType , XML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omment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childrenOccurrence( short occur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lementDecl( String name , XMLString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processingInstruction( String target , XML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unparsedEntityDecl( String name , String publicId , String systemId , String 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At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end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Attlis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Grammar.startContentModel( String elementName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